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3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2" table:number-rows-spanned="1">
            <text:p/>
            <text:p>Traceback (most recent call last):</text:p>
            <text:p>  File "/usr/lib/libreoffice/share/Scripts/python/ods_python_script.py", line 589, in ccarLoop</text:p>
            <text:p>    response = yield from websocket.recv()</text:p>
            <text:p>  File "/usr/local/lib/python3.4/dist-packages/websockets/protocol.py", line 296, in recv</text:p>
            <text:p>    raise ConnectionClosed(self.close_code, self.close_reason)</text:p>
            <text:p>websockets.exceptions.ConnectionClosed: WebSocket connection is closed: code = 1009, no reason.</text:p>
            <text:p/>
          </table:table-cell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rver response &lt;--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Reply --&gt; {'commandType': 'UserLoggedIn', 'userName': 'test', 'nickName': 'test'}</text:p>
          </table:table-cell>
        </table:table-row>
        <table:table-row table:style-name="ro2">
          <table:table-cell office:value-type="string" calcext:value-type="string">
            <text:p>Server response &lt;--{"userName":"test","commandType":"UserLoggedIn"}</text:p>
          </table:table-cell>
        </table:table-row>
        <table:table-row table:style-name="ro2">
          <table:table-cell office:value-type="string" calcext:value-type="string">
            <text:p>Processing sending select all companies {'commandType': 'UserLoggedIn', 'userName': 'test'}</text:p>
          </table:table-cell>
        </table:table-row>
        <table:table-row table:style-name="ro2">
          <table:table-cell office:value-type="string" calcext:value-type="string">
            <text:p>Reply --&gt; {'commandType': 'SelectAllCompanies', 'nickName': 'test'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commandType': 'SendMessage', 'to': 'test@test.org', 'destination': {'contents': [], 'tag': 'Broadcast'}, 'sentTime': '2015-03-29T17:03:29.740Z', 'from': 'test@test.org', 'privateMessage': 'This is the first messag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commandType': 'SendMessage', 'to': 'test@test.org', 'destination': {'contents': [], 'tag': 'Broadcast'}, 'sentTime': '2015-03-29T23:18:39.762Z', 'from': 'test@test.org', 'privateMessage': 'This is the second messag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3-31T03:05:10.166Z', 'from': 'test', 'privateMessage': '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3-31T04:28:28.589Z', 'from': 'test', 'privateMessage': 'more testing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commandType': 'SendMessage', 'to': '', 'destination': {'contents': [], 'tag': 'Broadcast'}, 'sentTime': '2015-04-01T03:53:49.520Z', 'from': '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01T04:08:37.627Z', 'from': 'test', 'privateMessage': 'some more tets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01T04:08:40.899Z', 'from': 'test', 'privateMessage': 'anothe rtest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01T04:08:45.377Z', 'from': 'test', 'privateMessage': 'spellcheck would be nice.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commandType': 'SendMessage', 'to': 'abc', 'destination': {'contents': [], 'tag': 'Broadcast'}, 'sentTime': '2015-04-01T13:08:56.560Z', 'from': 'abc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4-01T13:14:57.926Z', 'from': 'dinkar', 'privateMessage': 'hi from m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01T13:15:22.885Z', 'from': 'test', 'privateMessage': 'i am in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4-01T13:15:43.149Z', 'from': 'dinkar', 'privateMessage': 'duplicates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commandType': 'SendMessage', 'to': 'jeff', 'destination': {'contents': [], 'tag': 'Broadcast'}, 'sentTime': '2015-04-02T11:24:25.463Z', 'from': 'jeff', 'privateMessage': 'Hell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commandType': 'SendMessage', 'to': 'ets', 'destination': {'contents': [], 'tag': 'Broadcast'}, 'sentTime': '2015-04-04T00:03:57.037Z', 'from': 'ets', 'privateMessage': 'aouuou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commandType': 'SendMessage', 'to': 'abcd', 'destination': {'contents': [], 'tag': 'Broadcast'}, 'sentTime': '2015-04-07T23:28:04.516Z', 'from': 'abcd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14T23:24:35.869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14T23:24:43.462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22T11:45:19.988Z', 'from': 'test', 'privateMessage': 'hi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22T22:44:16.722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4-23T23:31:18.373Z', 'from': 'test', 'privateMessage': 'hello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5-03T19:09:57.861Z', 'from': 'test', 'privateMessage': 'test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5-03T19:11:13.441Z', 'from': 'test', 'privateMessage': 'hello 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5-15T23:26:45.107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5-29T23:11:29.865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6-02T22:42:31.531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6-06T17:15:30.286Z', 'from': 'test', 'privateMessage': 'Hi ther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6-12T00:23:23.547Z', 'from': 'dinkar', 'privateMessage': 'Hello room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6-12T00:23:41.614Z', 'from': 'test', 'privateMessage': 'Hi ther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7-09T23:31:03.559Z', 'from': 'dinkar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07-30T12:30:31.705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7-30T12:30:57.672Z', 'from': 'dinkar', 'privateMessage': 'Hi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7-31T23:34:20.694Z', 'from': 'dinkar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08-14T12:52:08.613Z', 'from': 'dinkar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0-17T14:39:01.568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0-17T14:39:14.970Z', 'from': 'test', 'privateMessage': 'hello hello 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0-17T14:39:22.976Z', 'from': 'test', 'privateMessage': 'more of this hello.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2T18:47:17.538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2T18:47:24.108Z', 'from': 'test', 'privateMessage': '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2T18:47:25.826Z', 'from': 'test', 'privateMessage': 'hello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7T00:25:42.540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7T00:25:52.008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11-07T00:26:22.748Z', 'from': 'dinkar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07T00:27:12.898Z', 'from': 'test', 'privateMessage': '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commandType': 'SendMessage', 'to': 'r3d1', 'destination': {'contents': [], 'tag': 'Broadcast'}, 'sentTime': '2015-11-12T14:20:41.746Z', 'from': 'r3d1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commandType': 'SendMessage', 'to': 'r3d1', 'destination': {'contents': [], 'tag': 'Broadcast'}, 'sentTime': '2015-11-12T14:21:26.889Z', 'from': 'r3d1', 'privateMessage': 'hi again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16T13:51:04.431Z', 'from': 'test', 'privateMessage': 'test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1-16T13:59:01.815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06T20:15:22.020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06T20:16:54.936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5-12-06T20:17:11.620Z', 'from': 'dinkar', 'privateMessage': 'hello from me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22.420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22.805Z', 'from': 'test', 'privateMessage': '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40.043Z', 'from': 'test', 'privateMessage': 'another 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43.304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52.358Z', 'from': 'test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08:55.795Z', 'from': 'test', 'privateMessage': 'hi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29T14:11:38.287Z', 'from': 'test', 'privateMessage': 'Help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30T13:29:03.560Z', 'from': 'test', 'privateMessage': 'Test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commandType': 'SendMessage', 'to': 'test', 'destination': {'contents': [], 'tag': 'Broadcast'}, 'sentTime': '2015-12-30T13:29:24.525Z', 'from': 'test', 'privateMessage': 'Another test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commandType': 'SendMessage', 'to': 'dinkar', 'destination': {'contents': [], 'tag': 'Broadcast'}, 'sentTime': '2016-01-08T01:53:33.595Z', 'from': 'dinkar', 'privateMessage': 'Hello'}</text:p>
          </table:table-cell>
        </table:table-row>
        <table:table-row table:style-name="ro2">
          <table:table-cell office:value-type="string" calcext:value-type="string">
            <text:p>Send keep alive {'commandType': 'KeepAlive', 'nickName': 'test', 'keepAlive': 'P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7:58:47.49648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3T20:57:46.082352658</dc:date>
    <meta:editing-duration>P3DT16H47M39S</meta:editing-duration>
    <meta:editing-cycles>63</meta:editing-cycles>
    <meta:generator>LibreOffice/4.2.8.2$Linux_X86_64 LibreOffice_project/420m0$Build-2</meta:generator>
    <meta:document-statistic meta:table-count="3" meta:cell-count="325" meta:object-count="2"/>
  </office:meta>
</office:document-meta>
</file>